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grub2“ [SSA 1004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lle einen GRUB Benutzer mit Passwort, so dass beim Booten eine Benutzer/Passwort-Abfrage erschei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ändere die GRUB-Konfiguration so, dass nach einem Aufruf von <text:span text:style-name="T1">grub2-mkconfig</text:span> die Linux Boot Einträge mit der Option „highres=off“ versehen sind</text:p>
              </text:list-item>
              <text:list-item>
                <text:p>Führe <text:span text:style-name="T1">grub2-mkconfig</text:span> aus und prüfe, ob die Einträge in /boot/grub2/grub.cfg wie gewünscht angepasst wu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einen weiteren Kernel und überprüfe, ob die Boot-Einträge erstellt werden</text:p>
              </text:list-item>
              <text:list-item>
                <text:p>Deinstalliere den Kernel und überprüfe, ob die Boot-Einträge entfern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0:39:48.243099725</dc:date>
    <dc:creator>Nicolas Christener</dc:creator>
    <meta:editing-duration>PT1H23M31S</meta:editing-duration>
    <meta:editing-cycles>16</meta:editing-cycles>
    <meta:generator>LibreOffice/5.2.0.4$Linux_X86_64 LibreOffice_project/20m0$Build-4</meta:generator>
    <meta:document-statistic meta:object-count="41"/>
    <meta:user-defined meta:name="Modul_Area">SSA</meta:user-defined>
    <meta:user-defined meta:name="Modul_ID">1003</meta:user-defined>
    <meta:user-defined meta:name="Modul_Name">btrfs</meta:user-defined>
  </office:meta>
</office:document-meta>
</file>